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cm"/>
    </style:style>
    <style:style style:name="gr2" style:family="graphic" style:parent-style-name="standard">
      <style:graphic-properties draw:textarea-horizontal-align="justify" draw:textarea-vertical-align="middle" draw:auto-grow-height="false" fo:min-height="1.802cm" fo:min-width="2.966cm"/>
    </style:style>
    <style:style style:name="gr3" style:family="graphic" style:parent-style-name="standard">
      <style:graphic-properties draw:textarea-horizontal-align="justify" draw:textarea-vertical-align="middle" draw:auto-grow-height="false" fo:min-height="1.072cm" fo:min-width="4.0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6.3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2.35cm"/>
    </style:style>
    <style:style style:name="gr7" style:family="graphic" style:parent-style-name="standard">
      <style:graphic-properties draw:textarea-horizontal-align="justify" draw:textarea-vertical-align="middle" draw:auto-grow-height="false" fo:min-height="2.45cm" fo:min-width="5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9cm" svg:height="2.8cm" svg:x="1cm" svg:y="1cm">
          <draw:text-box>
            <text:p>Program wyświetla kwadraty kolejnych liczb naturalnych, począwszy od zera a skończywszy na kwadracie liczby podanej przez użytkownika</text:p>
          </draw:text-box>
        </draw:frame>
        <draw:custom-shape draw:style-name="gr2" draw:text-style-name="P2" xml:id="id1" draw:id="id1" draw:layer="layout" svg:width="4.9cm" svg:height="2.9cm" svg:x="2.6cm" svg:y="3.9cm">
          <text:p text:style-name="P2">SU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7.2cm" svg:height="2.1cm" svg:x="8.5cm" svg:y="6.6cm">
          <text:p text:style-name="P2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7.5cm" svg:y1="5.35cm" svg:x2="13cm" svg:y2="6.6cm" draw:start-shape="id1" draw:end-shape="id2" draw:end-glue-point="4" svg:d="M7500 5350l5500 1250" svg:viewBox="0 0 5501 1251">
          <text:p/>
        </draw:connector>
        <draw:custom-shape draw:style-name="gr5" draw:text-style-name="P2" xml:id="id3" draw:id="id3" draw:layer="layout" svg:width="6.8cm" svg:height="2.8cm" svg:x="4cm" svg:y="10.1cm">
          <text:p text:style-name="P2">I = 0</text:p>
          <text:p text:style-name="P2">x = I^2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5.7cm" svg:height="4.6cm" svg:x="9.7cm" svg:y="13.2cm">
          <text:p text:style-name="P2">I =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" draw:id="id6" draw:layer="layout" svg:width="4.9cm" svg:height="2.9cm" svg:x="15.3cm" svg:y="22.2cm">
          <text:p text:style-name="P2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6.1cm" svg:height="2.7cm" svg:x="3.1cm" svg:y="21.4cm">
          <text:p text:style-name="P2">I = i+1</text:p>
          <text:p text:style-name="P2">X = I^2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5cm" svg:y1="7.65cm" svg:x2="7.4cm" svg:y2="10.1cm" draw:start-shape="id2" draw:end-shape="id3" draw:end-glue-point="0" svg:d="M8500 7650l-1100 2450" svg:viewBox="0 0 1101 2451">
          <text:p/>
        </draw:connector>
        <draw:connector draw:style-name="gr4" draw:text-style-name="P3" xml:id="id7" draw:id="id7" draw:layer="layout" draw:type="line" svg:x1="10.8cm" svg:y1="11.5cm" svg:x2="12.55cm" svg:y2="13.2cm" draw:start-shape="id3" draw:end-shape="id4" draw:end-glue-point="4" svg:d="M10800 11500l1750 1700" svg:viewBox="0 0 1751 1701">
          <text:p/>
        </draw:connector>
        <draw:connector draw:style-name="gr8" draw:text-style-name="P3" draw:layer="layout" svg:x1="9.7cm" svg:y1="15.5cm" svg:x2="6.15cm" svg:y2="21.4cm" draw:start-shape="id4" draw:start-glue-point="5" draw:end-shape="id5" svg:d="M9700 15500h-3550v5900" svg:viewBox="0 0 3551 5901">
          <text:p text:style-name="P2">NIE</text:p>
        </draw:connector>
        <draw:connector draw:style-name="gr8" draw:text-style-name="P3" draw:layer="layout" svg:x1="15.4cm" svg:y1="15.5cm" svg:x2="17.75cm" svg:y2="22.2cm" draw:start-shape="id4" draw:start-glue-point="7" draw:end-shape="id6" draw:end-glue-point="4" svg:d="M15400 15500h2350v6700" svg:viewBox="0 0 2351 6701">
          <text:p text:style-name="P2">TAK</text:p>
        </draw:connector>
        <draw:connector draw:style-name="gr4" draw:text-style-name="P3" draw:layer="layout" svg:x1="3.1cm" svg:y1="22.75cm" svg:x2="11.675cm" svg:y2="12.35cm" draw:start-shape="id5" draw:start-glue-point="3" draw:end-shape="id7" draw:end-glue-point="0" svg:d="M3100 22750h-501v-10400h9076" svg:viewBox="0 0 9077 10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3:36:58.405000000</meta:creation-date>
    <dc:date>2017-10-09T23:44:17.393000000</dc:date>
    <meta:editing-duration>PT7M20S</meta:editing-duration>
    <meta:editing-cycles>1</meta:editing-cycles>
    <meta:document-statistic meta:object-count="13"/>
    <meta:generator>LibreOffice/5.3.3.2$Windows_X86_64 LibreOffice_project/3d9a8b4b4e538a85e0782bd6c2d430bafe583448</meta:generator>
  </office:meta>
</office:document-meta>
</file>